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003125cm"/>
    </style:style>
    <style:style style:name="co2" style:family="table-column">
      <style:table-column-properties fo:break-before="auto" style:column-width="10.4378125cm"/>
    </style:style>
    <style:style style:name="co3" style:family="table-column">
      <style:table-column-properties fo:break-before="auto" style:column-width="6.6278125cm"/>
    </style:style>
    <style:style style:name="co4" style:family="table-column">
      <style:table-column-properties fo:break-before="auto" style:column-width="12.9513541666667cm"/>
    </style:style>
    <style:style style:name="co5" style:family="table-column">
      <style:table-column-properties fo:break-before="auto" style:column-width="23.7463541666667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3.4528125cm"/>
    </style:style>
    <style:style style:name="co8" style:family="table-column">
      <style:table-column-properties fo:break-before="auto" style:column-width="11.721041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7.23635416666667cm"/>
    </style:style>
    <style:style style:name="co12" style:family="table-column">
      <style:table-column-properties fo:break-before="auto" style:column-width="4.22010416666667cm"/>
    </style:style>
    <style:style style:name="co13" style:family="table-column">
      <style:table-column-properties fo:break-before="auto" style:column-width="7.5009375cm"/>
    </style:style>
    <style:style style:name="co14" style:family="table-column">
      <style:table-column-properties fo:break-before="auto" style:column-width="11.58875cm"/>
    </style:style>
    <style:style style:name="co15" style:family="table-column">
      <style:table-column-properties fo:break-before="auto" style:column-width="2.15635416666667cm"/>
    </style:style>
    <style:style style:name="co16" style:family="table-column">
      <style:table-column-properties fo:break-before="auto" style:column-width="2.3415625cm"/>
    </style:style>
    <style:style style:name="co17" style:family="table-column">
      <style:table-column-properties fo:break-before="auto" style:column-width="7.35541666666667cm"/>
    </style:style>
    <style:style style:name="co18" style:family="table-column">
      <style:table-column-properties fo:break-before="auto" style:column-width="2.2621875cm"/>
    </style:style>
    <style:style style:name="ro1" style:family="table-row">
      <style:table-row-properties style:row-height="25.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2.4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41.6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5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 - International Association of Business Communicators Regina</text:p>
          </table:table-cell>
          <table:table-cell office:value-type="string" table:style-name="ce1">
            <text:p>Certification, Upcoming events, Careers, Newsroom, Twitter, Become member, Sponsors, Contact us, Downloads</text:p>
          </table:table-cell>
          <table:table-cell office:value-type="string" table:style-name="ce1">
            <text:p>May 14th, 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o much information is provided. Some topics could be combined.<text:s/>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Membership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text:s/></text:p>
          </table:table-cell>
          <table:table-cell office:value-type="string" table:style-name="ce7">
            <text:p>Types, Dues, Maximize membership, Twitter, Why join IABC?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9">
            <text:p>Good</text:p>
          </table:table-cell>
          <table:table-cell table:number-columns-repeated="16375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Event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Events</text:p>
          </table:table-cell>
          <table:table-cell office:value-type="string" table:style-name="ce7">
            <text:p>Get Involved, Upcoming events, Twitt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ery boring to look at. Not much content</text:p>
          </table:table-cell>
          <table:table-cell table:number-columns-repeated="16376" table:style-name="ce1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Careers</text:p>
          </table:table-cell>
          <table:table-cell office:value-type="string" table:style-name="ce7">
            <text:p>Twitter, Careers, Submit Career Posting, Interview Tips, Career Resources, Infographic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thing to view on main career page</text:p>
          </table:table-cell>
          <table:table-cell table:number-columns-repeated="16376" table:style-name="ce1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">
            <text:p>Volunte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Volunteers</text:p>
          </table:table-cell>
          <table:table-cell office:value-type="string" table:style-name="ce7">
            <text:p>Text outlining perks of community, and how to establish professional relation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">
            <text:p>Certification<text:s/>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IABC Certification Program</text:p>
          </table:table-cell>
          <table:table-cell office:value-type="string" table:style-name="ce7">
            <text:p>Text outlining why to become certified, and where to star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">
            <text:p>Program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Programs</text:p>
          </table:table-cell>
          <table:table-cell office:value-type="string" table:style-name="ce7">
            <text:p>Links for Regina Communicator awards, mentorCentre, Silver Leaf Awards, Gold Quill Awards, IABC Master Communicator Aw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1">
            <text:p>About U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About Us</text:p>
          </table:table-cell>
          <table:table-cell office:value-type="string" table:style-name="ce7">
            <text:p>Executive Board, Mission values and vision, contact us, join executive bo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1">
            <text:p>Become a Memb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/text:p>
          </table:table-cell>
          <table:table-cell office:value-type="string" table:style-name="ce7">
            <text:p>Checklist for success, Contact info, Types of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1">
            <text:p>Download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1">
            <text:p>Membership Typ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Types</text:p>
          </table:table-cell>
          <table:table-cell office:value-type="string" table:style-name="ce1">
            <text:p>Get Involved, Calling All Potential Sponsors, Membership Types, Corporate Membership Package, Student Membership, Student Transition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1">
            <text:p>Membership Du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Dues</text:p>
          </table:table-cell>
          <table:table-cell office:value-type="string" table:style-name="ce1">
            <text:p>Membership Fe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1">
            <text:p>Why Join IABC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Why Join IABC</text:p>
          </table:table-cell>
          <table:table-cell office:value-type="string" table:style-name="ce1">
            <text:p>Benefits to joinin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oo much text, overwhelming. Not engaging</text:p>
          </table:table-cell>
          <table:table-cell table:number-columns-repeated="16376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1">
            <text:p>Maximize your Membership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aximize your membership</text:p>
          </table:table-cell>
          <table:table-cell office:value-type="string" table:style-name="ce1">
            <text:p>Benefit of corporate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1">
            <text:p>View Presentation Downloads</text:p>
          </table:table-cell>
          <table:table-cell office:value-type="string" table:style-name="ce7">
            <text:p>Events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s</text:p>
          </table:table-cell>
          <table:table-cell office:value-type="string" table:style-name="ce8">
            <text:p>Needs Upda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">
            <text:p>Redundent link</text:p>
          </table:table-cell>
          <table:table-cell table:number-columns-repeated="16376"/>
        </table:table-row>
        <table:table-row table:style-name="ro4">
          <table:table-cell office:value-type="float" office:value="18" table:style-name="ce6">
            <text:p>18</text:p>
          </table:table-cell>
          <table:table-cell office:value-type="string" table:style-name="ce1">
            <text:p>Submit Career Posting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Posting Login</text:p>
          </table:table-cell>
          <table:table-cell office:value-type="string" table:style-name="ce1">
            <text:p>Posting rate, Login info, register for account, forgot passwo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9" table:style-name="ce6">
            <text:p>19</text:p>
          </table:table-cell>
          <table:table-cell office:value-type="string" table:style-name="ce1">
            <text:p>Interview Tip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Interview Tips</text:p>
          </table:table-cell>
          <table:table-cell office:value-type="string" table:style-name="ce1">
            <text:p>Preparing for an interview, Planning, Interview materials, Interview, After the interview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20" table:style-name="ce6">
            <text:p>20</text:p>
          </table:table-cell>
          <table:table-cell office:value-type="string" table:style-name="ce1">
            <text:p>Career Resource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Resources</text:p>
          </table:table-cell>
          <table:table-cell office:value-type="string" table:style-name="ce1">
            <text:p>Links for career resourc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1" table:style-name="ce6">
            <text:p>21</text:p>
          </table:table-cell>
          <table:table-cell office:value-type="string" table:style-name="ce1">
            <text:p>Infographics</text:p>
          </table:table-cell>
          <table:table-cell office:value-type="string" table:style-name="ce7">
            <text:p>Careers Page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3 pictures relating to interview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2" table:style-name="ce6">
            <text:p>22</text:p>
          </table:table-cell>
          <table:table-cell office:value-type="string" table:style-name="ce1">
            <text:p>Sponsorship</text:p>
          </table:table-cell>
          <table:table-cell office:value-type="string" table:style-name="ce7">
            <text:p>Volunteer Page, Home Page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Text about sponsoring, link to email VP of sponso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3" table:style-name="ce6">
            <text:p>23</text:p>
          </table:table-cell>
          <table:table-cell office:value-type="string" table:style-name="ce1">
            <text:p>Volunteer Profiles</text:p>
          </table:table-cell>
          <table:table-cell office:value-type="string" table:style-name="ce7">
            <text:p>Volunteer Page</text:p>
          </table:table-cell>
          <table:table-cell office:value-type="string" table:style-name="ce1">
            <text:p>Volunteer Profiles</text:p>
          </table:table-cell>
          <table:table-cell office:value-type="string" table:style-name="ce1">
            <text:p>Text talking about Ashley Whiting and her experiences at IABC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4" table:style-name="ce6">
            <text:p>24</text:p>
          </table:table-cell>
          <table:table-cell office:value-type="string" table:style-name="ce1">
            <text:p>Accredited Members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Accredited Members</text:p>
          </table:table-cell>
          <table:table-cell office:value-type="string" table:style-name="ce1">
            <text:p>List of Accredited IABC memb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5" table:style-name="ce6">
            <text:p>25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1">
            <text:p>Text outlining benefits of certification, cost, and why you should do 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6" table:style-name="ce6">
            <text:p>26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1">
            <text:p>About the Regina Communicator Award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7" table:style-name="ce6">
            <text:p>27</text:p>
          </table:table-cell>
          <table:table-cell office:value-type="string" table:style-name="ce1">
            <text:p>MentorCentre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MentorShip</text:p>
          </table:table-cell>
          <table:table-cell office:value-type="string" table:style-name="ce1">
            <text:p>Mentorship phases, about mentorship, chapter leadershi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8" table:style-name="ce6">
            <text:p>28</text:p>
          </table:table-cell>
          <table:table-cell office:value-type="string" table:style-name="ce1">
            <text:p>Silver Leaf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Silver Leaf Awards</text:p>
          </table:table-cell>
          <table:table-cell office:value-type="string" table:style-name="ce1">
            <text:p>About the Silver Leaf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9" table:style-name="ce6">
            <text:p>29</text:p>
          </table:table-cell>
          <table:table-cell office:value-type="string" table:style-name="ce1">
            <text:p>Gold Quill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Gold Quill Awards</text:p>
          </table:table-cell>
          <table:table-cell office:value-type="string" table:style-name="ce1">
            <text:p>About the Gold Quill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30" table:style-name="ce6">
            <text:p>30</text:p>
          </table:table-cell>
          <table:table-cell office:value-type="string" table:style-name="ce1">
            <text:p>IABC Master Communicator Award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IABC Master Communicator<text:s/></text:p>
          </table:table-cell>
          <table:table-cell office:value-type="string" table:style-name="ce1">
            <text:p>About the Master Communicator Award, Nomination info, recipient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1" table:style-name="ce6">
            <text:p>31</text:p>
          </table:table-cell>
          <table:table-cell office:value-type="string" table:style-name="ce1">
            <text:p>Executive Board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Meet the 2020-21 Board</text:p>
          </table:table-cell>
          <table:table-cell office:value-type="string" table:style-name="ce1">
            <text:p>List of the current Board members and description with pictur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2" table:style-name="ce6">
            <text:p>32</text:p>
          </table:table-cell>
          <table:table-cell office:value-type="string" table:style-name="ce1">
            <text:p>Mission, vision, value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Vision, Mission and Values</text:p>
          </table:table-cell>
          <table:table-cell office:value-type="string" table:style-name="ce1">
            <text:p>Vision, Mission, values, Board of directo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3" table:style-name="ce6">
            <text:p>33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4" table:style-name="ce6">
            <text:p>34</text:p>
          </table:table-cell>
          <table:table-cell office:value-type="string" table:style-name="ce1">
            <text:p>Join the Executive Board</text:p>
          </table:table-cell>
          <table:table-cell office:value-type="string" table:style-name="ce7">
            <text:p>About Us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No text. Picture to contact IABC to jo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ttle to no content on this page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Asse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string" table:style-name="ce9">
            <text:p>Good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Hom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in nav bar: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img/logo.png</text:p>
          </table:table-cell>
          <table:table-cell office:value-type="string" table:style-name="ce1">
            <text:p>Simple IABC logo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a search bar for easy UX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Social media link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Twitter social media link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tabs/sub page</text:p>
          </table:table-cell>
          <table:table-cell table:style-name="ce1"/>
          <table:table-cell office:value-type="string" table:style-name="ce1">
            <text:p>part of event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tabs/sub page</text:p>
          </table:table-cell>
          <table:table-cell table:style-name="ce1"/>
          <table:table-cell office:value-type="string" table:style-name="ce1">
            <text:p>Downloads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heading</text:p>
          </table:table-cell>
          <table:table-cell table:style-name="ce1"/>
          <table:table-cell office:value-type="string" table:style-name="ce1">
            <text:p>Downloads heading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pdf</text:p>
          </table:table-cell>
          <table:table-cell table:style-name="ce1"/>
          <table:table-cell office:value-type="string" table:style-name="ce1">
            <text:p>past event informational document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0">
            <text:p>should be moved under events</text:p>
          </table:table-cell>
          <table:table-cell table:number-columns-repeated="16377" table:style-name="ce1"/>
        </table:table-row>
        <table:table-row table:number-rows-repeated="2" table:style-name="ro4">
          <table:table-cell table:style-name="ce1"/>
          <table:table-cell office:value-type="string" table:style-name="ce1">
            <text:p>pdf</text:p>
          </table:table-cell>
          <table:table-cell table:style-name="ce1"/>
          <table:table-cell office:value-type="string" table:style-name="ce1">
            <text:p>past event informational documen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">
            <text:p><text:s text:c="7"/>||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pdf</text:p>
          </table:table-cell>
          <table:table-cell table:style-name="ce1"/>
          <table:table-cell office:value-type="string" table:style-name="ce1">
            <text:p>past event informational documen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">
            <text:p>Should be moved under events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links to volunte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hould be remove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links to volunteers-sponsorshi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hould be remove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croller card</text:p>
          </table:table-cell>
          <table:table-cell table:style-name="ce1"/>
          <table:table-cell office:value-type="string" table:style-name="ce1">
            <text:p>twitter handle post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foote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ponsorship</text:p>
          </table:table-cell>
          <table:table-cell office:value-type="string" table:style-name="ce1">
            <text:p>tabs/sub pag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ponsorship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redirects to the same page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volunteers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redirects to volunteers page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get involved</text:p>
          </table:table-cell>
          <table:table-cell office:value-type="string" table:style-name="ce1">
            <text:p>card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calling us</text:p>
          </table:table-cell>
          <table:table-cell office:value-type="string" table:style-name="ce1">
            <text:p>card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volunteers</text:p>
          </table:table-cell>
          <table:table-cell office:value-type="string" table:style-name="ce1">
            <text:p>heading</text:p>
          </table:table-cell>
          <table:table-cell table:style-name="ce1"/>
          <table:table-cell office:value-type="string" table:style-name="ce1">
            <text:p>useless/ irrelevant headin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0">
            <text:p>needs update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sponsorship</text:p>
          </table:table-cell>
          <table:table-cell office:value-type="string" table:style-name="ce1">
            <text:p>sub heading</text:p>
          </table:table-cell>
          <table:table-cell table:style-name="ce1"/>
          <table:table-cell office:value-type="string" table:style-name="ce1">
            <text:p>general sub heading of the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download..</text:p>
          </table:table-cell>
          <table:table-cell office:value-type="string" table:style-name="ce1">
            <text:p>pdf</text:p>
          </table:table-cell>
          <table:table-cell table:style-name="ce1"/>
          <table:table-cell office:value-type="string" table:style-name="ce1">
            <text:p>sponsorship proposal documen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News room</text:p>
          </table:table-cell>
          <table:table-cell office:value-type="string" table:style-name="ce1">
            <text:p>tabs/sub page</text:p>
          </table:table-cell>
          <table:table-cell table:style-name="ce1"/>
          <table:table-cell office:value-type="string" table:style-name="ce1">
            <text:p>General news about event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tex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links</text:p>
          </table:table-cell>
          <table:table-cell table:number-columns-repeated="2" table:style-name="ce1"/>
          <table:table-cell office:value-type="string" table:style-name="ce1">
            <text:p>info related to past event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">
            <text:p>Should be moved under events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contact us</text:p>
          </table:table-cell>
          <table:table-cell office:value-type="string" table:style-name="ce1">
            <text:p>tabs/sub page</text:p>
          </table:table-cell>
          <table:table-cell table:style-name="ce1"/>
          <table:table-cell office:value-type="string" table:style-name="ce1">
            <text:p>redirects to the <text:s/>contact us page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Membership</text:p>
          </table:table-cell>
          <table:table-cell office:value-type="string" table:style-name="ce1">
            <text:p>pag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membership type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has information about membership type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membership dues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has information about membership types</text:p>
          </table:table-cell>
          <table:table-cell office:value-type="string" table:style-name="ce1">
            <text:p>ship dues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hy join IABC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should be in about us sec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Maximize your membership</text:p>
          </table:table-cell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has information about membership type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">
            <text:p>should be moved to About us section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general text info in membership pag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footer</text:p>
          </table:table-cell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Events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style-name="ce1">
            <text:p>heading</text:p>
          </table:table-cell>
          <table:table-cell table:style-name="ce1"/>
          <table:table-cell office:value-type="string" table:style-name="ce1">
            <text:p>Events heading</text:p>
          </table:table-cell>
          <table:table-cell table:number-columns-repeated="16380" table:style-name="ce1"/>
        </table:table-row>
        <table:table-row table:number-rows-repeated="2"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redirects to download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0">
            <text:p>Redundanc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about the event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table:style-name="ce1"/>
          <table:table-cell office:value-type="string" table:style-name="ce1">
            <text:p>redirects to eventbrite page</text:p>
          </table:table-cell>
          <table:table-cell table:number-columns-repeated="16380" table:style-name="ce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office:value-type="string" table:style-name="ce1">
            <text:p>volunteers profile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about volunteering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card</text:p>
          </table:table-cell>
          <table:table-cell table:style-name="ce1"/>
          <table:table-cell office:value-type="string" table:style-name="ce1">
            <text:p>information about member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">
            <text:p>can be merged with members</text:p>
          </table:table-cell>
          <table:table-cell table:number-columns-repeated="16377"/>
        </table:table-row>
        <table:table-row table:style-name="ro5">
          <table:table-cell table:style-name="ce11"/>
          <table:table-cell office:value-type="string" table:style-name="ce11">
            <text:p>text</text:p>
          </table:table-cell>
          <table:table-cell table:style-name="ce1"/>
          <table:table-cell office:value-type="string" table:style-name="ce12">
            <text:p>Communication Management Professional Certific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related to the regina communicators award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related to mentor center</text:p>
          </table:table-cell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related to silver leaf awards</text:p>
          </table:table-cell>
          <table:table-cell table:number-columns-repeated="16380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Certification</text:p>
          </table:table-cell>
          <table:table-cell office:value-type="string" table:style-name="ce1">
            <text:p>Home Page</text:p>
          </table:table-cell>
          <table:table-cell office:value-type="string" table:style-name="ce1">
            <text:p>IABC Certification Program</text:p>
          </table:table-cell>
          <table:table-cell office:value-type="string" table:style-name="ce1">
            <text:p>Text outlining why to become certified, and where to star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Page title</text:p>
          </table:table-cell>
          <table:table-cell office:value-type="string" table:style-name="ce1">
            <text:p>A text title on the upper left corner to indicate what the page ha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link to page of Accredited Members</text:p>
          </table:table-cell>
          <table:table-cell office:value-type="string" table:style-name="ce1">
            <text:p>web page that lists information about honouring memb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ad title</text:p>
          </table:table-cell>
          <table:table-cell office:value-type="string" table:style-name="ce1">
            <text:p>Paragraph</text:p>
          </table:table-cell>
          <table:table-cell office:value-type="string" table:style-name="ce1">
            <text:p>Aside text box has an invitation for new users to email us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Orange button under Get Involved paragraph takes users to sign up pag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ad title</text:p>
          </table:table-cell>
          <table:table-cell office:value-type="string" table:style-name="ce1">
            <text:p>Side box title</text:p>
          </table:table-cell>
          <table:table-cell office:value-type="string" table:style-name="ce1">
            <text:p>A text title to the side text box with a text description under 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Orange button under calling all potential sponsors paragraph takes users to sign up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1">
            <text:p>Timeline-Tweet-.div</text:p>
          </table:table-cell>
          <table:table-cell office:value-type="string" table:style-name="ce1">
            <text:p>widget</text:p>
          </table:table-cell>
          <table:table-cell office:value-type="string" table:style-name="ce1">
            <text:p>A widget of IABC twitter page gives a user a window to IABC twitter page<text:s text:c="2"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view_on_twitter</text:p>
          </table:table-cell>
          <table:table-cell office:value-type="string" table:style-name="ce1">
            <text:p>A link takes a user directly to IABC twitter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1"/>
          <table:table-cell office:value-type="string" table:style-name="ce1">
            <text:p>.txt</text:p>
          </table:table-cell>
          <table:table-cell office:value-type="string" table:style-name="ce1">
            <text:p>Page_content</text:p>
          </table:table-cell>
          <table:table-cell office:value-type="string" table:style-name="ce1">
            <text:p>Text description to IABC honored members in Regina <text:s/>includes names of valued membe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copy rights</text:p>
          </table:table-cell>
          <table:table-cell office:value-type="string" table:style-name="ce1">
            <text:p>text in the upper part of the footer shows that the site is register and protected for copy right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png</text:p>
          </table:table-cell>
          <table:table-cell office:value-type="string" table:style-name="ce1">
            <text:p>logo</text:p>
          </table:table-cell>
          <table:table-cell office:value-type="string" table:style-name="ce1">
            <text:p>Logo of IABC placed in the lower left side of the foote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6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citation to sponsor</text:p>
          </table:table-cell>
          <table:table-cell office:value-type="string" table:style-name="ce11">
            <text:p>Digital Engagement Sponsor: MPATH Engagemen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png</text:p>
          </table:table-cell>
          <table:table-cell office:value-type="string" table:style-name="ce1">
            <text:p>logo</text:p>
          </table:table-cell>
          <table:table-cell table:number-columns-repeated="16381" table:style-name="ce1"/>
        </table:table-row>
        <table:table-row table:style-name="ro7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Communication Management Professional Certification</text:p>
          </table:table-cell>
          <table:table-cell office:value-type="string" table:style-name="ce1">
            <text:p>A link takes a user to the page of Communication Management Professional Certifica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6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<text:span text:style-name="T2"> </text:span>webinar presentation<text:span text:style-name="T2">webinar</text:span></text:p>
          </table:table-cell>
          <table:table-cell office:value-type="string" table:style-name="ce1">
            <text:p>link directs the user to get a pdf copy of the webinar presenta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1">
            <text:p>A description to Communication Management Professional Certification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Link to contact gccc for more information if neede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Programs</text:p>
          </table:table-cell>
          <table:table-cell table:style-name="ce1"/>
          <table:table-cell office:value-type="string" table:style-name="ce1">
            <text:p>Programs</text:p>
          </table:table-cell>
          <table:table-cell office:value-type="string" table:style-name="ce1">
            <text:p>Links for Regina Communicator awards, mentorCentre, Silver Leaf Awards, Gold Quill Awards, IABC Master Communicator Aw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text description to IABC <text:s/>programs in Regina<text:s text:c="2"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6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<text:span text:style-name="T2">Regina Communicator Awards</text:span></text:p>
          </table:table-cell>
          <table:table-cell office:value-type="string" table:style-name="ce1">
            <text:p>link directs the user to Regina communicator awards web page.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Mentor Centre</text:p>
          </table:table-cell>
          <table:table-cell office:value-type="string" table:style-name="ce1">
            <text:p>link directs the user to Mentor Centre web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Silver Leaf Awards</text:p>
          </table:table-cell>
          <table:table-cell office:value-type="string" table:style-name="ce1">
            <text:p><text:span text:style-name="T2">link directs the user to Silver Leaf Awards</text:span><text:s/>web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Gold Quill Awards</text:p>
          </table:table-cell>
          <table:table-cell office:value-type="string" table:style-name="ce1">
            <text:p><text:span text:style-name="T2">link directs the user to Gold Quill Awards</text:span>web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<text:s/>IABC Master Communicator Award</text:p>
          </table:table-cell>
          <table:table-cell office:value-type="string" table:style-name="ce1">
            <text:p>link directs the user to <text:s/>IABC Master Communicator Award web page.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About the Regina Communicator Awards</text:p>
          </table:table-cell>
          <table:table-cell office:value-type="string" table:style-name="ce1">
            <text:p><text:span text:style-name="T2">text description tells information about the Regina Communicator Awards</text:span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6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email</text:p>
          </table:table-cell>
          <table:table-cell office:value-type="string" table:style-name="ce11">
            <text:p>contact@iabcregina.ca is provided for communic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Mentorship</text:p>
          </table:table-cell>
          <table:table-cell office:value-type="string" table:style-name="ce1">
            <text:p>text description tells information about Mentorship program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1">
            <text:p>Silver Leaf Awards</text:p>
          </table:table-cell>
          <table:table-cell office:value-type="string" table:style-name="ce1">
            <text:p>description on Silver Leaf Awards application inform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Silver Leaf Awards-contact</text:p>
          </table:table-cell>
          <table:table-cell office:value-type="string" table:style-name="ce1">
            <text:p>link takes user to web page were a user may learn more about Silver Leaf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3">
            <text:p>Careers</text:p>
          </table:table-cell>
          <table:table-cell table:style-name="ce1"/>
          <table:table-cell office:value-type="string" table:style-name="ce1">
            <text:p>Careers Page</text:p>
          </table:table-cell>
          <table:table-cell office:value-type="string" table:style-name="ce1">
            <text:p>Career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">
            <text:p>Needs Update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Page title “”Careers”</text:p>
          </table:table-cell>
          <table:table-cell office:value-type="string" table:style-name="ce1">
            <text:p>A text title on the upper left corner to indicate what the page ha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Paragraph</text:p>
          </table:table-cell>
          <table:table-cell office:value-type="string" table:style-name="ce1">
            <text:p><text:s/>text description has to motivate user to check the available care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6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Creative Production Designer (freelance)</text:p>
          </table:table-cell>
          <table:table-cell office:value-type="string" table:style-name="ce1">
            <text:p>A link takes a user directly to IABC Creative Production Designer pag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text page</text:p>
          </table:table-cell>
          <table:table-cell office:value-type="string" table:style-name="ce1">
            <text:p>A text page has a position information about Farm Credit Canada and some common questions and answ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tell a friend</text:p>
          </table:table-cell>
          <table:table-cell office:value-type="string" table:style-name="ce1">
            <text:p>a directed text takes user to his/her email and creates a template invitation email to guide a friend to the same web pag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View all listings</text:p>
          </table:table-cell>
          <table:table-cell office:value-type="string" table:style-name="ce1">
            <text:p>A link takes a user to creative production designer (freelance) aga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">
            <text:p>Needs Update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Submit Career Posting</text:p>
          </table:table-cell>
          <table:table-cell table:style-name="ce1"/>
          <table:table-cell office:value-type="string" table:style-name="ce1">
            <text:p>Careers Page</text:p>
          </table:table-cell>
          <table:table-cell office:value-type="string" table:style-name="ce1">
            <text:p>Career Posting Logi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sting rate, Login info, register for account, forgot passwor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Submit Career Posting content</text:p>
          </table:table-cell>
          <table:table-cell office:value-type="string" table:style-name="ce1">
            <text:p>text description tells information about Career Posting rate. It asks user to login to their IABC accounts and to create one if they do not have on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">
            <text:p>username.cat_textbox</text:p>
          </table:table-cell>
          <table:table-cell office:value-type="string" table:style-name="ce1">
            <text:p>User Name</text:p>
          </table:table-cell>
          <table:table-cell office:value-type="string" table:style-name="ce1">
            <text:p>text box to take input from user ( takes user name 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11">
            <text:p>password.cat_textbox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text box to take input from user ( takes user password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check box</text:p>
          </table:table-cell>
          <table:table-cell office:value-type="string" table:style-name="ce1">
            <text:p>input check box</text:p>
          </table:table-cell>
          <table:table-cell office:value-type="string" table:style-name="ce1">
            <text:p>optional check box to give user opportunity to save login data used to access his accoun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Register for an account</text:p>
          </table:table-cell>
          <table:table-cell office:value-type="string" table:style-name="ce1">
            <text:p>link takes user to web page to register for an account if the don’t have existing account with IABC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1">
            <text:p>Forgot password.txt</text:p>
          </table:table-cell>
          <table:table-cell office:value-type="string" table:style-name="ce1">
            <text:p>link directs the user to reset their password in case they forgot it.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3">
            <text:p>Interview Tips</text:p>
          </table:table-cell>
          <table:table-cell table:style-name="ce1"/>
          <table:table-cell office:value-type="string" table:style-name="ce1">
            <text:p>Careers Page</text:p>
          </table:table-cell>
          <table:table-cell office:value-type="string" table:style-name="ce1">
            <text:p>Interview T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text page</text:p>
          </table:table-cell>
          <table:table-cell office:value-type="string" table:style-name="ce1">
            <text:p><text:span text:style-name="T2">text description tells information about Interview Tips</text:span>. Preparing for an interview,Planning, Interview materials and After the interview.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Career Resources</text:p>
          </table:table-cell>
          <table:table-cell table:style-name="ce1"/>
          <table:table-cell office:value-type="string" table:style-name="ce1">
            <text:p>Careers Page</text:p>
          </table:table-cell>
          <table:table-cell office:value-type="string" table:style-name="ce1">
            <text:p>Career Resources (Links for career resources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">
            <text:p>Career Resources content</text:p>
          </table:table-cell>
          <table:table-cell office:value-type="string" table:style-name="ce1">
            <text:p>Listed links to career resources such as City of Regina, University of Regina and Work poli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Infographics</text:p>
          </table:table-cell>
          <table:table-cell table:style-name="ce1"/>
          <table:table-cell office:value-type="string" table:style-name="ce1">
            <text:p>Careers Page</text:p>
          </table:table-cell>
          <table:table-cell office:value-type="string" table:style-name="ce1">
            <text:p>3 pictures relating to interview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jpg</text:p>
          </table:table-cell>
          <table:table-cell office:value-type="string" table:style-name="ce1">
            <text:p>/iabcapp/img/info_interview.jpg</text:p>
          </table:table-cell>
          <table:table-cell office:value-type="string" table:style-name="ce1">
            <text:p>Image shows some tips before intervi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jpg</text:p>
          </table:table-cell>
          <table:table-cell office:value-type="string" table:style-name="ce1">
            <text:p>/iabcapp/img/job_recruiting.jpg</text:p>
          </table:table-cell>
          <table:table-cell office:value-type="string" table:style-name="ce1">
            <text:p>Image show information about the social job search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">
            <text:p>.jpg</text:p>
          </table:table-cell>
          <table:table-cell office:value-type="string" table:style-name="ce1">
            <text:p>/iabcapp/img/resume_mistakes.jpg</text:p>
          </table:table-cell>
          <table:table-cell office:value-type="string" table:style-name="ce1">
            <text:p>image show information about 5 resume mistakes and how to avoid the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Sponsorship</text:p>
          </table:table-cell>
          <table:table-cell table:style-name="ce1"/>
          <table:table-cell office:value-type="string" table:style-name="ce1">
            <text:p>Volunteer Page, Home Page</text:p>
          </table:table-cell>
          <table:table-cell office:value-type="string" table:style-name="ce1">
            <text:p>Sponsorshi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Text about sponsoring, link to email VP of sponsorship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.txt</text:p>
          </table:table-cell>
          <table:table-cell office:value-type="string" table:style-name="ce11">
            <text:p>Sponsorship_content</text:p>
          </table:table-cell>
          <table:table-cell office:value-type="string" table:style-name="ce1">
            <text:p>Text to motivate users to sponsorship invitation proposal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Download the sponsorship proposal PDF</text:p>
          </table:table-cell>
          <table:table-cell office:value-type="string" table:style-name="ce1">
            <text:p>direct link to download the sponsorship proposal in pdf forma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Careers</text:p>
          </table:table-cell>
          <table:table-cell office:value-type="string" table:style-name="ce1">
            <text:p>Logo Image</text:p>
          </table:table-cell>
          <table:table-cell office:value-type="string" table:style-name="ce1">
            <text:p>/iabcapp/img/logo.png</text:p>
          </table:table-cell>
          <table:table-cell office:value-type="string" table:style-name="ce1">
            <text:p>IABC Regina logo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Good and clear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service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ear to read but less useful information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ubmenu</text:p>
          </table:table-cell>
          <table:table-cell table:style-name="ce1"/>
          <table:table-cell office:value-type="string" table:style-name="ce1">
            <text:p>Careers,Submit Career Posting, InterviewTips,Career Resources, Infographic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 layout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Volunteer</text:p>
          </table:table-cell>
          <table:table-cell office:value-type="string" table:style-name="ce1">
            <text:p>Logo Image</text:p>
          </table:table-cell>
          <table:table-cell office:value-type="string" table:style-name="ce1">
            <text:p>/iabcapp/img/logo.png</text:p>
          </table:table-cell>
          <table:table-cell office:value-type="string" table:style-name="ce1">
            <text:p>IABC Regina logo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9">
            <text:p>Good and clear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volunteers acivity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 to rea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Six perks of becoming a part of IABC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 space between points should be reduce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The advantage of establishing professional relationships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uplication of information and not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ubmenu</text:p>
          </table:table-cell>
          <table:table-cell table:style-name="ce1"/>
          <table:table-cell office:value-type="string" table:style-name="ce1">
            <text:p>Sponsorship. Volunteer Profile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 layout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office:value-type="string" table:style-name="ce1">
            <text:p>Gold Quill Awards</text:p>
          </table:table-cell>
          <table:table-cell table:number-columns-repeated="2" table:style-name="ce1"/>
          <table:table-cell office:value-type="string" table:style-name="ce1">
            <text:p>Regina Communicator Awards,MentorCentre,Silver Leaf Awards,Gold Quill Awards,IABC Master Communicator Award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Gold Quill Award and links for the applicati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 and simple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">
            <text:p>IABC Master Communicator Award</text:p>
          </table:table-cell>
          <table:table-cell table:number-columns-repeated="2" table:style-name="ce1"/>
          <table:table-cell office:value-type="string" table:style-name="ce1">
            <text:p>Regina Communicator Awards,MentorCentre,Silver Leaf Awards,Gold Quill Awards,IABC Master Communicator Award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Master Communicator Award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 and simple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Nomination information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List of Master communicator recipients</text:p>
          </table:table-cell>
          <table:table-cell office:value-type="float" office:value="2019" table:style-name="ce1">
            <text:p>20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Some of Master Communicator recipients</text:p>
          </table:table-cell>
          <table:table-cell office:value-type="float" office:value="2011" table:style-name="ce1">
            <text:p>2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Executive Board</text:p>
          </table:table-cell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ubmenu</text:p>
          </table:table-cell>
          <table:table-cell table:style-name="ce1"/>
          <table:table-cell office:value-type="string" table:style-name="ce1">
            <text:p>Executive Board,Mission, vision, values,Contact Us,Join the Executive Board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images/Jenn_LT.jpg</text:p>
          </table:table-cell>
          <table:table-cell office:value-type="string" table:style-name="ce1">
            <text:p>Photo of IABC Regina President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Joanne.jpg</text:p>
          </table:table-cell>
          <table:table-cell office:value-type="string" table:style-name="ce1">
            <text:p>Photo of past IABC Regina President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images/Shalyn%20McKenna.jpg</text:p>
          </table:table-cell>
          <table:table-cell office:value-type="string" table:style-name="ce1">
            <text:p>Photo of Vice President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nd exprience about Current President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nd exprience about Past President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nd exprience about <text:s/>PresidentVice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images/Paula%20Kohl.jpg</text:p>
          </table:table-cell>
          <table:table-cell office:value-type="string" table:style-name="ce1">
            <text:p>Photo of IABC Regina Chair, Certification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nd exprience about Chair</text:p>
          </table:table-cell>
          <table:table-cell office:value-type="float" office:value="2015" table:style-name="ce1">
            <text:p>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List of Co-Vice-President and Vice-President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, Good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Mission, vision, values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Visi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Missi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troduction about IABC Value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ation of IABC directions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uplicating information with IABC Mission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Contact Us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Response date and Welcome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ear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Notification of changing contact information for Member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Form of contacting</text:p>
          </table:table-cell>
          <table:table-cell table:style-name="ce1"/>
          <table:table-cell office:value-type="string" table:style-name="ce1">
            <text:p>Contacting methods, Phone or Email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, but inefficienc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Mailling Adres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Join the Executive Board</text:p>
          </table:table-cell>
          <table:table-cell office:value-type="string" table:style-name="ce1">
            <text:p>/images/March%202016%20infographic%20(draft).jpeg</text:p>
          </table:table-cell>
          <table:table-cell table:style-name="ce1"/>
          <table:table-cell office:value-type="string" table:style-name="ce1">
            <text:p>Advantages of being part of IABC</text:p>
          </table:table-cell>
          <table:table-cell office:value-type="float" office:value="2020" table:style-name="ce1">
            <text:p>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 to update for 2021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Email butt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 with button</text:p>
          </table:table-cell>
          <table:table-cell table:style-name="ce1"/>
          <table:table-cell office:value-type="string" table:style-name="ce1">
            <text:p>Invitation of joining IABC Regina with Signup button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plication of information and button is not link to signup page directly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Social media section</text:p>
          </table:table-cell>
          <table:table-cell table:style-name="ce1"/>
          <table:table-cell office:value-type="string" table:style-name="ce1">
            <text:p>IABC tweets</text:p>
          </table:table-cell>
          <table:table-cell office:value-type="date" office:date-value="2021-02-24T00:00:00" table:style-name="ce14">
            <text:p>2-24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pdated for 2021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About Us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About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xecutive Boar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ission, Vision, and Val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Join the Executive Board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Become a Member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Join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Contact U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iling Addres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ntact Information chang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xecutive Boar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ission, Vision, and Val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Join the Executive Board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Downloads</text:p>
          </table:table-cell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nternal Communications Master Clas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rporate Social Responsibility Reporting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gniting a spark with Kellie Garrett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gan Wolfinger: Audience Personas Infographi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Downloads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Membership Type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rporate Membership Packag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tudent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tudent Transition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2" table:style-name="ce1"/>
          <table:table-cell office:value-type="string" table:style-name="ce8">
            <text:p>Duplication Link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2" table:style-name="ce1"/>
          <table:table-cell table:style-name="ce8"/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2" table:style-name="ce1"/>
          <table:table-cell office:value-type="string" table:style-name="ce8">
            <text:p>Duplication Link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2" table:style-name="ce1"/>
          <table:table-cell table:style-name="ce8"/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ntact details for member relation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Online application form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Membership Due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at happens to membership fe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st of chapter in Regina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office:annotation draw:style-name="a0" svg:x="5.02604166666667in" svg:y="48.6927083333333in" svg:width="1.41666666666667in" svg:height="0.828125in">
              <dc:creator>jacob chapman</dc:creator>
              <text:p><text:span text:style-name="T3">jacob chapman:</text:span><text:span text:style-name="T4"/></text:p>
              <text:p/>
            </office:annotation>
            <text:p>./images/fee_breakdown.jpg</text:p>
          </table:table-cell>
          <table:table-cell office:value-type="string" table:style-name="ce1">
            <text:p>Cost of fees in Canada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Why Join IABC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Blog post from colleag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Maximize Your Membership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./images/which_membership_is_right.jpg</text:p>
          </table:table-cell>
          <table:table-cell office:value-type="string" table:style-name="ce1">
            <text:p>Choosing a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View Presentation Downloads</text:p>
          </table:table-cell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nternal Communications Master Class</text:p>
          </table:table-cell>
          <table:table-cell table:number-columns-repeated="2" table:style-name="ce1"/>
          <table:table-cell office:value-type="string" table:style-name="ce8">
            <text:p>This page is a duplicate<text:s/>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rporate Social Responsibility Reporting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gniting a spark with Kellie Garrett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gan Wolfinger: Audience Personas Infographi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Downloads</text:p>
          </table:table-cell>
          <table:table-cell table:number-columns-repeated="16380" table:style-name="ce1"/>
        </table:table-row>
        <table:table-row table:number-rows-repeated="10482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jacob chapman</dc:creator>
    <meta:creation-date>2021-02-04T16:19:11Z</meta:creation-date>
    <dc:date>2021-03-04T21:51:11Z</dc:date>
    <meta:editing-cycles>4</meta:editing-cycles>
    <meta:editing-duration>PT635S</meta:editing-duration>
  </office:meta>
</office:document-meta>
</file>